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d217" officeooo:paragraph-rsid="001cd217"/>
    </style:style>
    <style:style style:name="P2" style:family="paragraph" style:parent-style-name="Standard">
      <style:text-properties officeooo:rsid="001db959" officeooo:paragraph-rsid="001db959"/>
    </style:style>
    <style:style style:name="P3" style:family="paragraph" style:parent-style-name="Standard">
      <style:text-properties officeooo:rsid="001f6b08" officeooo:paragraph-rsid="001f6b08"/>
    </style:style>
    <style:style style:name="P4" style:family="paragraph" style:parent-style-name="Standard">
      <style:text-properties officeooo:rsid="0022d8cb" officeooo:paragraph-rsid="0022d8cb"/>
    </style:style>
    <style:style style:name="P5" style:family="paragraph" style:parent-style-name="Standard">
      <style:text-properties officeooo:rsid="0024597e" officeooo:paragraph-rsid="0024597e"/>
    </style:style>
    <style:style style:name="P6" style:family="paragraph" style:parent-style-name="Standard">
      <style:text-properties officeooo:rsid="002519a3" officeooo:paragraph-rsid="002519a3"/>
    </style:style>
    <style:style style:name="P7" style:family="paragraph" style:parent-style-name="Standard">
      <style:text-properties officeooo:rsid="00282a51" officeooo:paragraph-rsid="00282a51"/>
    </style:style>
    <style:style style:name="P8" style:family="paragraph" style:parent-style-name="Standard">
      <style:text-properties officeooo:rsid="00284343" officeooo:paragraph-rsid="00284343"/>
    </style:style>
    <style:style style:name="P9" style:family="paragraph" style:parent-style-name="Standard">
      <style:text-properties officeooo:rsid="002985af" officeooo:paragraph-rsid="002985af"/>
    </style:style>
    <style:style style:name="P10" style:family="paragraph" style:parent-style-name="Standard">
      <style:text-properties officeooo:rsid="002b5d7c" officeooo:paragraph-rsid="002b5d7c"/>
    </style:style>
    <style:style style:name="P11" style:family="paragraph" style:parent-style-name="Standard">
      <style:text-properties officeooo:rsid="002b5d7c" officeooo:paragraph-rsid="002b5d7c"/>
    </style:style>
    <style:style style:name="P12" style:family="paragraph" style:parent-style-name="Standard">
      <style:text-properties officeooo:rsid="002ec329" officeooo:paragraph-rsid="002ec329"/>
    </style:style>
    <style:style style:name="T1" style:family="text">
      <style:text-properties officeooo:rsid="001f0be2"/>
    </style:style>
    <style:style style:name="T2" style:family="text">
      <style:text-properties officeooo:rsid="0024597e"/>
    </style:style>
    <style:style style:name="T3" style:family="text">
      <style:text-properties officeooo:rsid="00265dfc"/>
    </style:style>
    <style:style style:name="T4" style:family="text">
      <style:text-properties officeooo:rsid="002843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p text:style-name="P1">Dimensiones mapa: 727 x 408 pix</text:p>
      <text:p text:style-name="P1">Resolución: 0.05 m/pix</text:p>
      <text:p text:style-name="P1">Dimensiones métricas: 36,25 x 20,4 mts</text:p>
      <text:p text:style-name="P1"/>
      <text:p text:style-name="P2">Origin corresponde a las coordenadas <text:span text:style-name="T1">x,y,z</text:span> <text:span text:style-name="T1">del mapa</text:span>. <text:span text:style-name="T1">En este caso, si se observa con los puntos cardinales, se desplaza el origen 1.9 metros al este, 1.5 metros hacia el norte y 0 hacia arriba.</text:span></text:p>
      <text:p text:style-name="P2"/>
      <text:p text:style-name="P3">Si el Lidar se encuentra justo en el centro del robot, el vector de transformación debe ser (0.0, 0.0, 0.0, 0.0, 0.0, 0.0)</text:p>
      <text:p text:style-name="P3"/>
      <text:p text:style-name="P4">2- </text:p>
      <text:p text:style-name="P4"/>
      <text:p text:style-name="P4">Al ejecutar map_saver_cli se crearon 2 archivos, un pgm con el mapa y un yaml <text:span text:style-name="T2">con los datos de resolución y origen del mapa para poder cargarlo.</text:span></text:p>
      <text:p text:style-name="P4"/>
      <text:p text:style-name="P5">El mapa se genera con una resolución de 0.05 m/pix</text:p>
      <text:p text:style-name="P5"/>
      <text:p text:style-name="P6">Se tendría que cambiar la cantidad de pixeles del archivo pgm de forma que cada pixel represente una cantidad distinta de metros en la pantalla</text:p>
      <text:p text:style-name="P6"/>
      <text:p text:style-name="P6">Se debe ocupar como sistema de coordenadas fijo map y no world_map debido a que world_map está asociado al mapa real. Al dibujar el mapa por medio de SLAM, se suscribe al tópico map <text:span text:style-name="T3">que</text:span> define su propio sistema de coordenadas y no está asociado a world_map.</text:p>
      <text:p text:style-name="P6"/>
      <text:p text:style-name="P7">global_frame_id: Es el nombre del marco de coordenadas <text:span text:style-name="T4">publicado por el sistema de localizacion</text:span></text:p>
      <text:p text:style-name="P8">base_frame_id: Marco de coordenadas del robot</text:p>
      <text:p text:style-name="P8">odom_frame_id: El marco de coordenadas utilizado para odometría</text:p>
      <text:p text:style-name="P8">robot_model_type: Es el modelo de movimiento que ocupa el robot. Hay 2 opciones, diferencial, para robots que no se pueden desplazar horizontalmente, y omnidireccional, para los que si pueden desplazarse de forma horizontal. </text:p>
      <text:p text:style-name="P8"/>
      <text:p text:style-name="P8">map_topic: Mapa al cual subscribirse</text:p>
      <text:p text:style-name="P8">max_laser_beams: Cuantos lasers equiespaciados utilizar en cada escaneo para actualizar el filtro</text:p>
      <text:p text:style-name="P8">min_particles: cantidad mínima de partículas permitidas</text:p>
      <text:p text:style-name="P8"/>
      <text:p text:style-name="P9">El círculo representa la localización aproximada donde podría estar el robot. Al moverse su forma cambia, ya que se asigna una probabilidad gaussiana en cada movimiento.</text:p>
      <text:p text:style-name="P9"/>
      <text:p text:style-name="P10">La posición no debiera ser exactamente igual. Si se mueve de posición el robot levantándolo la posición ya no será correcta ya que depende de la medición de odometría para determinar cuanto se movió. Esto se puede observar moviendo con teleoperación el robot a una posición y luego reseteando el simulador. Al volver a mover el robot la nube de puntos se moverá en relación a la posición antes del reseteo.</text:p>
      <text:p text:style-name="P10"/>
      <text:p text:style-name="P10">Para establecer una posición inicial por defecto se pueden incluir los parámetros set_initial_pose: true e initial_pose: {x:X y:X z:X} con X, Y y Z los valores de la posición inicial deseada al ejecutar el nodo.</text:p>
      <text:p text:style-name="P10"/>
      <text:p text:style-name="P12"><text:soft-page-break/>Las lecturas del lidar no son coherentes con la geometría del mapa mostrada en rviz, pero si con la del simulador. Esto se debe a que en rviz se ajusta la nube de puntos del lidar en relación a la orientación del robot. Si la posición dada por el filtro de partículas no corresponde con la posición real del robot, la nube de puntos del lidar tampoco será concorda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6T18:13:20.375563471</meta:creation-date>
    <dc:date>2024-07-07T16:56:30.296877208</dc:date>
    <meta:editing-duration>PT2H6M20S</meta:editing-duration>
    <meta:editing-cycles>7</meta:editing-cycles>
    <meta:generator>LibreOffice/7.3.7.2$Linux_X86_64 LibreOffice_project/30$Build-2</meta:generator>
    <meta:document-statistic meta:table-count="0" meta:image-count="0" meta:object-count="0" meta:page-count="2" meta:paragraph-count="22" meta:word-count="469" meta:character-count="2776" meta:non-whitespace-character-count="2326"/>
  </office:meta>
</office:document-meta>
</file>